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84a4"/>
    </style:style>
    <style:style style:name="P2" style:family="paragraph" style:parent-style-name="Standard">
      <style:text-properties officeooo:paragraph-rsid="002c71a6"/>
    </style:style>
    <style:style style:name="T1" style:family="text">
      <style:text-properties officeooo:rsid="001f750a"/>
    </style:style>
    <style:style style:name="T2" style:family="text">
      <style:text-properties officeooo:rsid="0021ebfd"/>
    </style:style>
    <style:style style:name="T3" style:family="text">
      <style:text-properties officeooo:rsid="002240d9"/>
    </style:style>
    <style:style style:name="T4" style:family="text">
      <style:text-properties officeooo:rsid="002ad725"/>
    </style:style>
    <style:style style:name="T5" style:family="text">
      <style:text-properties officeooo:rsid="002c71a6"/>
    </style:style>
    <style:style style:name="T6" style:family="text">
      <style:text-properties officeooo:rsid="00367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 SCRUM ####################################</text:p>
      <text:p text:style-name="Standard"/>
      <text:p text:style-name="Standard">https://proj4.me/</text:p>
      <text:p text:style-name="Standard">User: rgllopes@hotmail.com</text:p>
      <text:p text:style-name="Standard">pws: Rjcch123*</text:p>
      <text:p text:style-name="Standard"/>
      <text:p text:style-name="Standard">## YouTrack</text:p>
      <text:p text:style-name="Standard">https://account.jetbrains.com/login</text:p>
      <text:p text:style-name="Standard"/>
      <text:p text:style-name="Standard">## SCRUM é um termo que vem do rugby que significa </text:p>
      <text:p text:style-name="Standard"/>
      <text:p text:style-name="Standard">## Ler Scrum Guide ##</text:p>
      <text:p text:style-name="Standard"/>
      <text:p text:style-name="Standard">## O que é um projeto?</text:p>
      <text:p text:style-name="Standard"/>
      <text:p text:style-name="Standard">=&gt; Um esforço temporário para criar um produto, serviço ou resultado exclusivo;</text:p>
      <text:p text:style-name="Standard">=&gt; Um esforço temporário que produz algo único;</text:p>
      <text:p text:style-name="Standard"/>
      <text:p text:style-name="Standard">## O que gestão de projetos?</text:p>
      <text:p text:style-name="Standard">=&gt; Aplicar conhecimentos, ferramentas e técnicas para ir do inicio ao fim do projeto, com o <text:tab/>máximo de eficiência possível;</text:p>
      <text:p text:style-name="Standard"/>
      <text:p text:style-name="Standard">## Gestão de projetos tradicional</text:p>
      <text:p text:style-name="Standard">=&gt; Foco no planejamento, planejar tudo antes de iniciar a execução.;</text:p>
      <text:p text:style-name="Standard">=&gt; Criação de cronograma;</text:p>
      <text:p text:style-name="Standard">=&gt; Envolve muitas documentações;</text:p>
      <text:p text:style-name="Standard">=&gt; Mudanças são resistidas e burocratizadas;</text:p>
      <text:p text:style-name="Standard">=&gt; O produto, resultado ou serviço é disponibilizado no encerramento do projeto</text:p>
      <text:p text:style-name="Standard">=&gt; Inicio <text:tab/>-&gt; Conhecimento mínimo do projeto;</text:p>
      <text:p text:style-name="P1"><text:tab/><text:tab/>-&gt; Capacidade máxima de alterar o resultado;</text:p>
      <text:p text:style-name="Standard"/>
      <text:p text:style-name="Standard">=&gt; Fim<text:tab/>-&gt; Conhecimento máximo do projeto;</text:p>
      <text:p text:style-name="Standard"><text:tab/><text:tab/>-&gt; Capacidade mínima de alterar o resultado;</text:p>
      <text:p text:style-name="Standard"/>
      <text:p text:style-name="Standard">## Quando utilizar o método tradicional(década de 60)?</text:p>
      <text:p text:style-name="Standard">=&gt; Em projetos em que o ESCOPO não tende a sofrer mudanças, mudanças de escopo tendem a <text:tab/>aumentar o tempo e os gastos</text:p>
      <text:p text:style-name="Standard"/>
      <text:p text:style-name="Standard">## Gestão ágil(década de 90) mas conquistou o mercado de IT após 2005</text:p>
      <text:p text:style-name="Standard">=&gt; Cliente normalmente não sabe exatamente o que quer</text:p>
      <text:p text:style-name="Standard">=&gt; Os requisitos, entendimento "cliente x equipe", estratégias de comunicação ou estrategias de <text:tab/>negocio mudam muito</text:p>
      <text:p text:style-name="Standard"/>
      <text:p text:style-name="Standard">## A metodologia ágil foi criada com o "MANIFESTO ÁGIL" que é:</text:p>
      <text:p text:style-name="Standard">=&gt; uma declaração de princípios que fundamentam as acoes ágeis no desenvolvimento de software</text:p>
      <text:p text:style-name="Standard">=&gt; Foi assinado por 17 especialistas em engenharia de projetos:</text:p>
      <text:p text:style-name="Standard"/>
      <text:p text:style-name="Standard"><text:tab/>Metodologia Tradicional<text:tab/><text:tab/><text:tab/><text:tab/>Metodologia Ágil</text:p>
      <text:p text:style-name="Standard"/>
      <text:p text:style-name="Standard">1) Dirigido por planejamento <text:tab/><text:tab/><text:tab/>=&gt; Deve ser dirigido por valores</text:p>
      <text:p text:style-name="Standard">2) Seguir um plano<text:tab/><text:tab/><text:tab/><text:tab/><text:tab/>=&gt; Responder mudanças</text:p>
      <text:p text:style-name="Standard">3) Processo/Ferramentas<text:tab/><text:tab/><text:tab/><text:tab/>=&gt; Indivíduos/Intera<text:span text:style-name="T2">çõ</text:span>es</text:p>
      <text:p text:style-name="Standard">4) Documentação abrangente<text:tab/><text:tab/><text:tab/><text:tab/>=&gt; Produto que funciona</text:p>
      <text:p text:style-name="Standard">5) Negociação de contrato<text:tab/><text:tab/><text:tab/><text:tab/>=&gt; Colaboração com o cliente</text:p>
      <text:p text:style-name="Standard"/>
      <text:p text:style-name="Standard"><text:soft-page-break/>## É um framework que implementa os princípios ágeis, implementa as regras embasadas nos <text:tab/>princípios ágeis</text:p>
      <text:p text:style-name="Standard">## É uma metodologia de adaptação, iteratividade, rapidez, flexibilidade e eficiência, projetada para <text:tab/>fornecer um valor significativo de forma rápida durante todo o projeto.</text:p>
      <text:p text:style-name="Standard"/>
      <text:p text:style-name="Standard">## SCRUM é apoiado em 3 pilares:</text:p>
      <text:p text:style-name="Standard">=&gt; TRANSPARÊNCIA <text:tab/>-&gt; Toda a equipe sabe o que esta sendo feito</text:p>
      <text:p text:style-name="Standard">=&gt; INSPEÇÃO<text:tab/><text:tab/>-&gt; Revisões programadas, inspeções, reuniões diárias</text:p>
      <text:p text:style-name="Standard">=&gt; ADAPTAÇÃO<text:tab/><text:tab/>-&gt; Mudanças, processos, pessoas, equipe, solicitadas pelo cliente</text:p>
      <text:p text:style-name="Standard"/>
      <text:p text:style-name="Standard">### FLUXO DO SCRUM ###</text:p>
      <text:p text:style-name="Standard"/>
      <text:p text:style-name="Standard">1) Surgimento do projeto a partir de uma necessidade</text:p>
      <text:p text:style-name="Standard"/>
      <text:p text:style-name="Standard">2) Visão do projeto com um documento chamado DECLARAÇÃO DE VISÃO DO PROJETO:</text:p>
      <text:p text:style-name="Standard"><text:tab/>=&gt; Objetivo</text:p>
      <text:p text:style-name="Standard"><text:tab/><text:tab/>-&gt; S -&gt; eSpec<text:span text:style-name="T2">í</text:span>fica<text:tab/>: deve ser clara, com um objetivo especifico(Quanto);</text:p>
      <text:p text:style-name="Standard"><text:tab/><text:tab/>-&gt; M -&gt; Mensurável<text:tab/>: é possível medi-la de alguma forma(KPIs);</text:p>
      <text:p text:style-name="Standard"><text:tab/><text:tab/>-&gt; A -&gt; Atingível<text:tab/>: deve ser realista(nem pequeno e nem inalcançável para não <text:tab/><text:tab/><text:tab/><text:tab/><text:tab/><text:tab/>desmotivar a equipe);</text:p>
      <text:p text:style-name="Standard"><text:tab/><text:tab/>-&gt; R -&gt; Relevante<text:tab/>: o objetivo deve ser desafiador para fazer valer a pena(para <text:tab/><text:tab/><text:tab/><text:tab/><text:tab/><text:tab/>ocorrer empenho);</text:p>
      <text:p text:style-name="Standard"><text:tab/><text:tab/>-&gt; T -&gt; Temporal<text:tab/>: deve ter um prazo de tempo definido;</text:p>
      <text:p text:style-name="Standard"><text:tab/>=&gt; Descrição</text:p>
      <text:p text:style-name="Standard"><text:tab/>=&gt; Mapeamento das partes interessadas</text:p>
      <text:p text:style-name="Standard"/>
      <text:p text:style-name="Standard">3) Backlog do produto</text:p>
      <text:p text:style-name="Standard"><text:tab/>-&gt; Lista contendo o que será contemplado no projeto, requisitos do sistema(User History)</text:p>
      <text:p text:style-name="Standard"/>
      <text:p text:style-name="Standard">4) Projeto desenvolvido por iterações(SPRINT) de 2 a 4 semanas com backlog da sprint</text:p>
      <text:p text:style-name="Standard"><text:tab/>-&gt; Reuniões diárias ao longo da iteração</text:p>
      <text:p text:style-name="Standard"/>
      <text:p text:style-name="Standard">5) Realizar a execução da <text:span text:style-name="T4">S</text:span>p<text:span text:style-name="T4">r</text:span>int</text:p>
      <text:p text:style-name="Standard"/>
      <text:p text:style-name="Standard">6) Apresentar o produto ou o incremento ao cliente para avaliar as possíveis alterações</text:p>
      <text:p text:style-name="Standard"/>
      <text:p text:style-name="Standard">7) Com o feedback do cliente, planejar a segunda SPRINT</text:p>
      <text:p text:style-name="Standard"/>
      <text:p text:style-name="Standard"><text:span text:style-name="T6">#########</text:span>###<text:span text:style-name="T6">##########</text:span> EQUIPES, PAPEIS, RESPONSABILIDADES ###<text:span text:style-name="T6">################</text:span></text:p>
      <text:p text:style-name="Standard"/>
      <text:p text:style-name="Standard">=&gt; PAPEIS CENTRAIS -&gt; Porco</text:p>
      <text:p text:style-name="Standard"><text:tab/>-&gt; Dono do produto<text:span text:style-name="T4">(Product Owner - PO)</text:span></text:p>
      <text:p text:style-name="Standard"><text:tab/><text:tab/>-&gt; O cliente, partes interessadas</text:p>
      <text:p text:style-name="Standard"><text:tab/><text:tab/>-&gt; Pessoas que vão definir os requisitos do sistema</text:p>
      <text:p text:style-name="Standard"><text:tab/><text:tab/>-&gt; Prioriza as necessidades de acordo com o valor de negocio para que seja <text:tab/><text:tab/><text:tab/><text:tab/>desenvolvido<text:tab/>primeiro o que é mais importante para o sistema;</text:p>
      <text:p text:style-name="Standard"><text:tab/><text:tab/>-&gt; Aceita ou rejeita as entregas(SP<text:span text:style-name="T4">R</text:span>INT)</text:p>
      <text:p text:style-name="Standard"/>
      <text:p text:style-name="Standard"><text:tab/>-&gt; Equipe SCRUM</text:p>
      <text:p text:style-name="Standard"><text:tab/><text:tab/>-&gt; Equipe de desenvolvimento(de 5 a 9 pessoas)</text:p>
      <text:p text:style-name="Standard"><text:tab/><text:tab/>-&gt; Programadores, analistas, designer, testador</text:p>
      <text:p text:style-name="Standard"><text:tab/><text:tab/>-&gt; Decide se o prazo é suficiente para a tarefa solicitada no SPRINT</text:p>
      <text:p text:style-name="Standard"><text:tab/><text:tab/>-&gt; Se compromete com a entrega planejada a cada iteração do projeto</text:p>
      <text:p text:style-name="Standard"><text:tab/><text:tab/>-&gt; Auto organização</text:p>
      <text:p text:style-name="Standard"><text:tab/><text:tab/>-&gt; Liberdade para tomar decisões de como organizar seus trabalhos</text:p>
      <text:p text:style-name="Standard"><text:soft-page-break/><text:tab/><text:tab/>-&gt; Equipe autônoma</text:p>
      <text:p text:style-name="Standard"/>
      <text:p text:style-name="Standard"><text:tab/>-&gt; SCRUM Master(Facilitador)</text:p>
      <text:p text:style-name="Standard"><text:tab/><text:tab/>-&gt; Especialista em SCRUM</text:p>
      <text:p text:style-name="Standard"><text:tab/><text:tab/>-&gt; Responsável por garantir a equipe o melhor ambiente possível</text:p>
      <text:p text:style-name="Standard"><text:tab/><text:tab/>-&gt; Remove os impedimentos</text:p>
      <text:p text:style-name="Standard"><text:tab/><text:tab/>-&gt; Busca os recursos necessários para equipe desenvolver os trabalhos</text:p>
      <text:p text:style-name="Standard"><text:tab/><text:tab/>-&gt; Garantir uma equipe funcional e produtiva</text:p>
      <text:p text:style-name="Standard"/>
      <text:p text:style-name="Standard">=&gt; PAPEIS NÃO ESSENCIAIS -&gt; Galinha</text:p>
      <text:p text:style-name="Standard"><text:tab/>-&gt; Usuários</text:p>
      <text:p text:style-name="Standard"><text:tab/>-&gt; Fornecedores</text:p>
      <text:p text:style-name="Standard"><text:tab/>-&gt; Parceiros</text:p>
      <text:p text:style-name="Standard"><text:tab/>-&gt; Gestores</text:p>
      <text:p text:style-name="Standard"><text:tab/>-&gt; Outras organizações</text:p>
      <text:p text:style-name="Standard"/>
      <text:p text:style-name="Standard">## SCRUM dos SCRUMS</text:p>
      <text:p text:style-name="Standard">=&gt; Para projetos de grande porte, divide-se as equipes em equipes scrum</text:p>
      <text:p text:style-name="Standard"><text:tab/>-&gt; uma reunia-o diária dos SCRUMS Masters com SCRUM Master Chefe dos SCRUM <text:tab/><text:tab/><text:tab/>Masters</text:p>
      <text:p text:style-name="Standard"><text:tab/>-&gt; uma reunião diária com a equipe scrum</text:p>
      <text:p text:style-name="Standard"/>
      <text:p text:style-name="P2">############################## PRINCÍPIOS DO SCRUM ##########################<text:span text:style-name="T5">#</text:span></text:p>
      <text:p text:style-name="Standard"/>
      <text:p text:style-name="Standard">1) Controle Empíricos</text:p>
      <text:p text:style-name="Standard"><text:tab/>-&gt; Boas praticas de experiencias anteriores</text:p>
      <text:p text:style-name="Standard"><text:tab/>-&gt; Observações e experimento</text:p>
      <text:p text:style-name="Standard"><text:tab/>-&gt; Orientações, diretrizes</text:p>
      <text:p text:style-name="Standard"><text:tab/>-&gt; Aplica os 3 pilares =&gt;Transparência =&gt;Inspeção =&gt;Adaptação</text:p>
      <text:p text:style-name="Standard"/>
      <text:p text:style-name="Standard">2) Auto Organização</text:p>
      <text:p text:style-name="Standard"><text:tab/>=&gt; Oferece a oportunidade de fazer ser trabalho da melhor forma possível</text:p>
      <text:p text:style-name="Standard"><text:tab/>=&gt; Profissionais assumem por conta própria como entregar o produto</text:p>
      <text:p text:style-name="Standard"><text:tab/>=&gt; Metas de um time Auto-organizado</text:p>
      <text:p text:style-name="Standard"><text:tab/><text:tab/>-&gt; Entender a visão do projeto</text:p>
      <text:p text:style-name="Standard"><text:tab/><text:tab/>-&gt; Trabalhar em conjunto</text:p>
      <text:p text:style-name="Standard"><text:tab/><text:tab/>-&gt; Ser proativo a procura de trabalho</text:p>
      <text:p text:style-name="Standard"><text:tab/><text:tab/>-&gt; Eles mesmos executam o trabalho, não esperam pela ajuda de outros</text:p>
      <text:p text:style-name="Standard"><text:tab/><text:tab/>-&gt; Aberto a aprender novas coisas e aprimorar conhecimentos</text:p>
      <text:p text:style-name="Standard"><text:tab/><text:tab/>-&gt; Entrega de resultados tangíveis</text:p>
      <text:p text:style-name="Standard"/>
      <text:p text:style-name="Standard">3) Colaboração</text:p>
      <text:p text:style-name="Standard"><text:tab/>-&gt; Consciência que seu trabalho impacta no trabalho de outro</text:p>
      <text:p text:style-name="Standard"><text:tab/>-&gt; Articulação em dividir as tarefas entre todos</text:p>
      <text:p text:style-name="Standard"><text:tab/>-&gt; Apropriação: poder assumir o trabalho de outros e outros poderem assumir seu trabalho</text:p>
      <text:p text:style-name="Standard"/>
      <text:p text:style-name="Standard">4) Priorização baseada em valor</text:p>
      <text:p text:style-name="Standard"><text:tab/>=&gt; Entregar o que tem mais valor mais cedo</text:p>
      <text:p text:style-name="Standard"/>
      <text:p text:style-name="Standard">5) Time-boxing</text:p>
      <text:p text:style-name="Standard"><text:tab/>=&gt; Reuniões com hora para começar e hora para terminar</text:p>
      <text:p text:style-name="Standard"><text:tab/>=&gt; O tempo é uma das restrições mais importantes</text:p>
      <text:p text:style-name="Standard"/>
      <text:p text:style-name="Standard">6) Iterativo incremental</text:p>
      <text:p text:style-name="Standard"><text:tab/>=&gt; Repetição, planejamento da SPRINT, execução da SPRINT, entrega da SPRINT</text:p>
      <text:p text:style-name="Standard"><text:soft-page-break/></text:p>
      <text:p text:style-name="Standard">############################### PROJETO MODELO ##############################</text:p>
      <text:p text:style-name="Standard"/>
      <text:p text:style-name="Standard">## Passo 1</text:p>
      <text:p text:style-name="Standard"><text:tab/>=&gt; Criar a "Declaração de Visa-o do Projeto"</text:p>
      <text:p text:style-name="Standard"><text:tab/>=&gt; A Declaracao de Visão é criada pelo Product Owner que garante que o Product Backlog</text:p>
      <text:p text:style-name="Standard"><text:tab/><text:tab/>sempre esteja alinhado com a visão do produto</text:p>
      <text:p text:style-name="Standard"><text:tab/></text:p>
      <text:p text:style-name="Standard">##########################<text:span text:style-name="T1">#</text:span> DEFININDO EQUIPE SCRUM ##########################</text:p>
      <text:p text:style-name="Standard"/>
      <text:p text:style-name="Standard">a) Projetos ágeis necessitam de pessoas ágeis</text:p>
      <text:p text:style-name="Standard">b) Bom ambiente de trabalho</text:p>
      <text:p text:style-name="Standard">c) Autonomia para tomar decisões e definir soluções</text:p>
      <text:p text:style-name="Standard">d) Primeiros a serem definidos: Dono do produto e Scrum master</text:p>
      <text:p text:style-name="Standard"/>
      <text:p text:style-name="Standard">## Scrum Master</text:p>
      <text:p text:style-name="Standard"><text:tab/>=&gt; Capacidade de resolver problemas</text:p>
      <text:p text:style-name="Standard"><text:tab/>=&gt; Disponibilidade e proatividade</text:p>
      <text:p text:style-name="Standard"><text:tab/>=&gt; Comprometimento</text:p>
      <text:p text:style-name="Standard"><text:tab/>=&gt; Foco na entrega</text:p>
      <text:p text:style-name="Standard"><text:tab/>=&gt; Lidera pelo exemplo e constrói relações de confiança</text:p>
      <text:p text:style-name="Standard"><text:tab/></text:p>
      <text:p text:style-name="Standard">## Dono do Produto</text:p>
      <text:p text:style-name="Standard"><text:tab/>=&gt; Entender as necessidades e prioridades do cliente</text:p>
      <text:p text:style-name="Standard"><text:tab/>=&gt; Comunicação ativa com o Time Scrum</text:p>
      <text:p text:style-name="Standard"><text:tab/>=&gt; Garante que os critérios de aceitação do produto estão especificados</text:p>
      <text:p text:style-name="Standard"><text:tab/>=&gt; Maturidade/Planejamento/Comunicação/Tomada de decisão</text:p>
      <text:p text:style-name="Standard"><text:tab/></text:p>
      <text:p text:style-name="Standard">## Equipe Scrum</text:p>
      <text:p text:style-name="Standard"><text:tab/>=&gt; Conhecimentos e habilidades técnicas</text:p>
      <text:p text:style-name="Standard"><text:tab/>=&gt; Quantidade de pessoas necessárias</text:p>
      <text:p text:style-name="Standard"><text:tab/>=&gt; Garante o funcionamento do sistema</text:p>
      <text:p text:style-name="Standard"><text:tab/>=&gt; Considerar fatores técnicos e não técnicos(capacidade de relacionamento, dialogo,</text:p>
      <text:p text:style-name="Standard"><text:tab/><text:tab/>percepção, proatividade) para os membros da equipe</text:p>
      <text:p text:style-name="Standard"><text:tab/><text:tab/></text:p>
      <text:p text:style-name="Standard">############################<text:span text:style-name="T3">#</text:span> BACKLOG DO PRODUTO ###########################</text:p>
      <text:p text:style-name="Standard"/>
      <text:p text:style-name="Standard">=&gt; Requisitos do produto</text:p>
      <text:p text:style-name="Standard">=&gt; User history</text:p>
      <text:p text:style-name="Standard">=&gt; Registrar fotos, edições, registros, etc... Funções do sistema</text:p>
      <text:p text:style-name="Standard"><text:tab/>=&gt; Como um [ator] eu quero | preciso de | devo | gostaria de [ação] para [finalidade]</text:p>
      <text:p text:style-name="Standard"/>
      <text:p text:style-name="Standard">=&gt; Ex:</text:p>
      <text:p text:style-name="Standard"><text:tab/>[Loja] "Como um gerente de vendas eu preciso de um relatório mensal de vendas para</text:p>
      <text:p text:style-name="Standard"><text:tab/>verificar se os objetivos da minha equipe foram alcançados"</text:p>
      <text:p text:style-name="Standard"><text:tab/></text:p>
      <text:p text:style-name="Standard">## Épico(s)</text:p>
      <text:p text:style-name="Standard"><text:tab/>=&gt; Historia de usuário que precisam ser divididas em historias menores porque a</text:p>
      <text:p text:style-name="Standard"><text:tab/><text:tab/>historia de usuário é muito longa(muitas funções)</text:p>
      <text:p text:style-name="Standard"><text:tab/>=&gt; Normalmente registrada nos backlogs do produto ou backlog da Sprint</text:p>
      <text:p text:style-name="Standard"><text:tab/></text:p>
      <text:p text:style-name="Standard">## Registrar as historias dos usuários nos backlogs</text:p>
      <text:p text:style-name="Standard"/>
      <text:p text:style-name="Standard">## Registrar um número para cada Historia para que seja possível priorizar</text:p>
      <text:p text:style-name="Standard"><text:tab/>=&gt; M -&gt; Must have (Deve ter)</text:p>
      <text:p text:style-name="Standard"><text:soft-page-break/><text:tab/>=&gt; o</text:p>
      <text:p text:style-name="Standard"><text:tab/>=&gt; S -&gt; Should have (Deveria ter)</text:p>
      <text:p text:style-name="Standard"><text:tab/>=&gt; C -&gt; Could have (Poderia ter)</text:p>
      <text:p text:style-name="Standard"><text:tab/>=&gt; o</text:p>
      <text:p text:style-name="Standard"><text:tab/>=&gt; W Won't have for now (Não tera por enquanto)</text:p>
      <text:p text:style-name="Standard"><text:tab/></text:p>
      <text:p text:style-name="Standard"><text:span text:style-name="T3">##</text:span>############################# RELEASES - SPRINT #############################</text:p>
      <text:p text:style-name="Standard"/>
      <text:p text:style-name="Standard">## Cronograma de releases =&gt; sanar as expectativas de datas das partes interessadas</text:p>
      <text:p text:style-name="Standard"><text:tab/>=&gt; Não necessariamente se faz um release em cada Sprint</text:p>
      <text:p text:style-name="Standard"><text:tab/>=&gt; Release é uma nova versão do sistema a ser liberada</text:p>
      <text:p text:style-name="Standard"><text:tab/>=&gt; Sprint pode ser apenas uma demonstração do andamento do projeto</text:p>
      <text:p text:style-name="Standard"/>
      <text:p text:style-name="Standard">############################# REUNIÃO DE KICKOFF #############################</text:p>
      <text:p text:style-name="Standard"/>
      <text:p text:style-name="Standard">## Compartilhar todos os dados de porque a empresa aceitou o desafio, onde querem chegar e </text:p>
      <text:p text:style-name="Standard">como vamos chegar além de a importância de cada um no projeto.</text:p>
      <text:p text:style-name="Standard"/>
      <text:p text:style-name="Standard">############################### CRIANDO TAREFAS ##############################</text:p>
      <text:p text:style-name="Standard"/>
      <text:p text:style-name="Standard">## Planejar e estimar</text:p>
      <text:p text:style-name="Standard"><text:tab/>=&gt; Se necessário dividir as tarefas em Épicos com maiores detalhes de funcionamento</text:p>
      <text:p text:style-name="Standard"><text:tab/></text:p>
      <text:p text:style-name="Standard">############################# PLANEJAR E ESTIMAR #############################</text:p>
      <text:p text:style-name="Standard"/>
      <text:p text:style-name="Standard">=&gt; Scopo da sprint é chamado de Backlog da Sprint</text:p>
      <text:p text:style-name="Standard"><text:tab/>-&gt; Dono do produto define a próxima potencial Historia(User History) a ser relacionada</text:p>
      <text:p text:style-name="Standard"><text:tab/><text:tab/>para ser parte da Sprint observando o backlog;</text:p>
      <text:p text:style-name="Standard"><text:tab/>-&gt; Com base no User History colocamos as acoes a serem realizadas para a próxima Sprint;</text:p>
      <text:p text:style-name="Standard"><text:tab/>-&gt; Equipe Scrum avalia a historia, garante um entendimento e estima o esforço necessário</text:p>
      <text:p text:style-name="Standard"><text:tab/><text:tab/>para devolvê-la;</text:p>
      <text:p text:style-name="Standard"><text:tab/>-&gt; Em uma reunião de planejamento da Sprintá se discute se define o que realmente se vai <text:tab/><text:tab/>fazer após a analise dos dados preliminares para a próxima Sprint.</text:p>
      <text:p text:style-name="Standard"><text:tab/>-&gt; Para Sprint de 1 semana a reunião de Planejamento não pode ultrapassar 2Hs;</text:p>
      <text:p text:style-name="Standard"><text:tab/>-&gt; Sprint de 2 semanas, reunião de no máximo 4Hs;</text:p>
      <text:p text:style-name="Standard"/>
      <text:p text:style-name="Standard">=&gt; Para estimativa de tempo se pode utilizar a Técnica de Planning Poker</text:p>
      <text:p text:style-name="Standard"><text:tab/>-&gt; Para cada tarefa, cada membro da equipe escreve sua estimativa de tempo para <text:tab/><text:tab/><text:tab/>desenvolvê-la</text:p>
      <text:p text:style-name="Standard"><text:tab/>-&gt; Se a maioria dos valores coincidirem, esse sera´o tempo estimado para o Sprint</text:p>
      <text:p text:style-name="Standard"><text:tab/>&gt; Se os valores divergirem a equipe discute as razoes da discrepâncias até chegar a </text:p>
      <text:p text:style-name="Standard"><text:tab/><text:tab/>valores coincidentes;</text:p>
      <text:p text:style-name="Standard"><text:tab/><text:tab/></text:p>
      <text:p text:style-name="Standard">=&gt; Em segundo momento da reunião se deve discutir os itens técnicos:</text:p>
      <text:p text:style-name="Standard"><text:tab/>-&gt; Bancos de dados</text:p>
      <text:p text:style-name="Standard"><text:tab/>-&gt; Formulários</text:p>
      <text:p text:style-name="Standard"><text:tab/>-&gt; Tabelas</text:p>
      <text:p text:style-name="Standard"><text:tab/></text:p>
      <text:p text:style-name="Standard">################################# IMPLEMENTAR ################################</text:p>
      <text:p text:style-name="Standard"/>
      <text:p text:style-name="Standard">## Painel Publico de tarefas</text:p>
      <text:p text:style-name="Standard">=&gt; Reuniões diárias de no máximo 15min(Daily Scrum) - Stand Up Meeting</text:p>
      <text:p text:style-name="Standard"><text:tab/>-&gt; Perguntas do Scrum master na reunião diária:</text:p>
      <text:p text:style-name="Standard"><text:tab/><text:tab/>-&gt; O que eu fiz ontem?</text:p>
      <text:p text:style-name="Standard"><text:tab/><text:tab/>-&gt; O que vou fazer hoje?</text:p>
      <text:p text:style-name="Standard"><text:soft-page-break/><text:tab/><text:tab/>-&gt; Existe dificuldade para atingir a meta da Sprint?</text:p>
      <text:p text:style-name="Standard"/>
      <text:p text:style-name="Standard">=&gt; Scrum Master deve manter o registro de impedimentos atualizado, no final da reunião são as</text:p>
      <text:p text:style-name="Standard"><text:tab/>principais atividades a serem realizadas do Scrum Master</text:p>
      <text:p text:style-name="Standard"><text:tab/></text:p>
      <text:p text:style-name="Standard">=&gt; Avaliar o andamento do projeto com o gráfico Burndown Planejado x Realizado</text:p>
      <text:p text:style-name="Standard"/>
      <text:p text:style-name="Standard">=&gt; Refinamento do backlog do Produto</text:p>
      <text:p text:style-name="Standard"><text:tab/>-&gt; Novo item(solicitação de mudança, novo requisito, historia reprovada, etc);</text:p>
      <text:p text:style-name="Standard"><text:tab/>-&gt; Mudança ou acréscimo é entendida pelo Dono do Produto e convertida em uma User <text:tab/><text:tab/><text:tab/>History;</text:p>
      <text:p text:style-name="Standard"><text:tab/>-&gt; Nova User History <text:s/>é adicionada ao Backlog do Produto em um local especifico de <text:tab/><text:tab/><text:tab/>acordo<text:tab/>com sua prioridade;</text:p>
      <text:p text:style-name="Standard"><text:tab/>-&gt; Segue o ciclo Scrum, podendo esta nova Historia de Usuário ser incluída ate mesmo na</text:p>
      <text:p text:style-name="Standard"><text:tab/><text:tab/>Sprint seguinte;</text:p>
      <text:p text:style-name="Standard"><text:tab/><text:tab/></text:p>
      <text:p text:style-name="Standard">############################ REVISÃO E RETROSPECTIVA ########################</text:p>
      <text:p text:style-name="Standard"/>
      <text:p text:style-name="Standard">## Revisão da Sprint(Sprint Review)</text:p>
      <text:p text:style-name="Standard"><text:tab/>=&gt; Dono do produto é o responsável pela revisão(as partes interessadas preferencialmente <text:tab/><text:tab/>podem participar da reunião de revisão);</text:p>
      <text:p text:style-name="Standard"><text:tab/>=&gt; Demonstrar o funcionamento das funções desenvolvidas na Sprint para <text:tab/><text:tab/><text:tab/><text:tab/>validar(apresentação);</text:p>
      <text:p text:style-name="Standard"><text:tab/>=&gt; Deve durar no máximo 2hs para cada semana de duração da Sprint;</text:p>
      <text:p text:style-name="Standard"><text:tab/>=&gt; Se alguma função não for aprovado pelo dono do produto elas devem ser recolocadas no <text:tab/><text:tab/>backlog do produto para serem concluídas em uma nova Sprint;</text:p>
      <text:p text:style-name="Standard"><text:tab/></text:p>
      <text:p text:style-name="Standard">## Retrospectiva da Sprint</text:p>
      <text:p text:style-name="Standard"><text:tab/>=&gt; É a última reunião da Sprint e deve ocorrer depois da revisão da Sprint e antes da reunião</text:p>
      <text:p text:style-name="Standard"><text:tab/><text:tab/>de planejamento da próxima Sprint;</text:p>
      <text:p text:style-name="Standard"><text:tab/>=&gt; Duração máxima de 1,5Hs para Sprint de 2 semanas;</text:p>
      <text:p text:style-name="Standard"><text:tab/>=&gt; Verifica a necessidade de adaptações no processo de trabalho da equipe Scrum(Lições <text:tab/><text:tab/>aprendidas);</text:p>
      <text:p text:style-name="Standard"><text:tab/>=&gt; Realizada apenas pela equipe Scrum;</text:p>
      <text:p text:style-name="Standard"><text:tab/>=&gt; Traçar um plano para que os erros não ocorram novamente;</text:p>
      <text:p text:style-name="Standard"/>
      <text:p text:style-name="Standard">################################### RELEASE ###################################</text:p>
      <text:p text:style-name="Standard"/>
      <text:p text:style-name="Standard">=&gt; Versão pode não ser a final mas é funcional;</text:p>
      <text:p text:style-name="Standard">=&gt; Nem toda Sprint libera uma nova versão(release), as vezes só é apresentado um protótipo;</text:p>
      <text:p text:style-name="Standard">=&gt; Normalmente as parcelas a serem pagas pelo projeto estão de acordo com as release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09cm" fo:margin-bottom="1.1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48:40.791416415</meta:creation-date>
    <dc:date>2022-02-09T15:12:55.625510266</dc:date>
    <meta:editing-duration>PT1H12M4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6" meta:paragraph-count="242" meta:word-count="1914" meta:character-count="12454" meta:non-whitespace-character-count="10514"/>
  </office:meta>
</office:document-meta>
</file>